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Arial, sans-serif"/>
    <style:font-face style:name="OpenSymbol" svg:font-family="OpenSymbol"/>
    <style:font-face style:name="Times New Roman1" svg:font-family="'Times New Roman'"/>
    <style:font-face style:name="Verdana" svg:font-family="Verdana"/>
    <style:font-face style:name="symbol" svg:font-family="symbol"/>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6"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9" style:family="paragraph" style:parent-style-name="Standard">
      <style:paragraph-properties fo:line-height="150%" fo:text-align="justify" style:justify-single-word="false"/>
      <style:text-properties fo:font-size="14pt" officeooo:rsid="001f2a93" officeooo:paragraph-rsid="001f2a93" style:font-size-asian="14pt" style:font-size-complex="14pt"/>
    </style:style>
    <style:style style:name="P10"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1" style:family="paragraph" style:parent-style-name="Standard">
      <style:paragraph-properties fo:line-height="150%" fo:text-align="justify" style:justify-single-word="false"/>
      <style:text-properties fo:font-size="14pt" officeooo:rsid="0020822a" officeooo:paragraph-rsid="0020822a" style:font-size-asian="14pt" style:font-size-complex="14pt"/>
    </style:style>
    <style:style style:name="P12" style:family="paragraph" style:parent-style-name="Standard">
      <style:paragraph-properties fo:line-height="150%" fo:text-align="justify" style:justify-single-word="false"/>
      <style:text-properties fo:font-variant="normal" fo:text-transform="none" fo:color="#000000" style:font-name="Times New Roman1" fo:font-size="14pt" fo:letter-spacing="normal" fo:font-style="normal" fo:font-weight="normal" officeooo:rsid="0020822a" officeooo:paragraph-rsid="0020822a" style:font-size-asian="14pt" style:font-size-complex="14pt"/>
    </style:style>
    <style:style style:name="P13" style:family="paragraph" style:parent-style-name="Text_20_body">
      <style:paragraph-properties fo:line-height="150%" fo:text-align="justify" style:justify-single-word="false" fo:orphans="2" fo:widows="2"/>
      <style:text-properties fo:font-variant="normal" fo:text-transform="none" fo:color="#000000" style:font-name="Times New Roman1" fo:font-size="14pt" fo:letter-spacing="normal" fo:font-style="normal" fo:font-weight="normal" style:font-size-asian="14pt" style:font-size-complex="14pt"/>
    </style:style>
    <style:style style:name="P14"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5"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6"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7"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8"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9"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71144" officeooo:paragraph-rsid="002aa044" style:font-size-asian="14pt" style:font-size-complex="14pt"/>
    </style:style>
    <style:style style:name="P21"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2" style:family="paragraph" style:parent-style-name="Text_20_body" style:list-style-name="">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25"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6" style:family="paragraph" style:parent-style-name="Text_20_body">
      <style:paragraph-properties fo:line-height="150%" fo:text-align="justify" style:justify-single-word="false" fo:orphans="2" fo:widows="2"/>
    </style:style>
    <style:style style:name="P27" style:family="paragraph" style:parent-style-name="Text_20_body" style:list-style-name="">
      <style:paragraph-properties fo:line-height="150%" fo:text-align="justify" style:justify-single-word="false" fo:orphans="2" fo:widows="2"/>
    </style:style>
    <style:style style:name="P28" style:family="paragraph" style:parent-style-name="Text_20_body" style:list-style-name="L2">
      <style:paragraph-properties fo:line-height="150%" fo:text-align="justify" style:justify-single-word="false" fo:orphans="2" fo:widows="2"/>
    </style:style>
    <style:style style:name="P29"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style>
    <style:style style:name="P31" style:family="paragraph" style:parent-style-name="Heading_20_3">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Heading_20_4">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33" style:family="paragraph" style:parent-style-name="Heading_20_4">
      <style:paragraph-properties fo:margin-left="0cm" fo:margin-right="0cm" fo:margin-top="0cm" fo:margin-bottom="0cm" fo:line-height="150%" fo:text-align="justify" style:justify-single-word="false" fo:orphans="2" fo:widows="2" fo:text-indent="0cm" style:auto-text-indent="false" fo:padding="0cm" fo:border="none"/>
      <style:text-properties officeooo:paragraph-rsid="002aa619"/>
    </style:style>
    <style:style style:name="P34" style:family="paragraph" style:parent-style-name="Heading_20_5">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style>
    <style:style style:name="T14" style:family="text">
      <style:text-properties officeooo:rsid="002aa044"/>
    </style:style>
    <style:style style:name="T15" style:family="text">
      <style:text-properties fo:font-weight="normal"/>
    </style:style>
    <style:style style:name="T16" style:family="text">
      <style:text-properties fo:font-style="normal"/>
    </style:style>
    <style:style style:name="T17" style:family="text">
      <style:text-properties fo:color="#000000"/>
    </style:style>
    <style:style style:name="T18" style:family="text">
      <style:text-properties fo:font-variant="normal" fo:text-transform="none"/>
    </style:style>
    <style:style style:name="T19" style:family="text">
      <style:text-properties fo:font-variant="normal" fo:text-transform="none" fo:color="#000000" style:text-position="33% 80%" style:font-name="Times New Roman" fo:font-size="14pt" fo:letter-spacing="normal" fo:font-style="normal" fo:font-weight="normal" style:font-size-asian="14pt" style:font-size-complex="14pt"/>
    </style:style>
    <style:style style:name="T20" style:family="text">
      <style:text-properties fo:font-variant="normal" fo:text-transform="none" fo:color="#000000" style:font-name="Times New Roman" fo:font-size="14pt" fo:letter-spacing="normal" fo:font-style="normal" fo:font-weight="normal" style:font-size-asian="14pt" style:font-size-complex="14pt"/>
    </style:style>
    <style:style style:name="T21"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22" style:family="text">
      <style:text-properties fo:letter-spacing="normal"/>
    </style:style>
    <style:style style:name="T23" style:family="text">
      <style:text-properties style:text-position="33% 80%"/>
    </style:style>
    <style:style style:name="T24" style:family="text">
      <style:text-properties style:font-name="Times New Roman"/>
    </style:style>
    <style:style style:name="T25" style:family="text">
      <style:text-properties style:font-name="Times New Roman" fo:font-size="14pt" officeooo:rsid="002aa044"/>
    </style:style>
    <style:style style:name="T26" style:family="text">
      <style:text-properties style:font-name="Times New Roman" fo:font-size="14pt" officeooo:rsid="002aa619"/>
    </style:style>
    <style:style style:name="T27" style:family="text">
      <style:text-properties officeooo:rsid="002aa619"/>
    </style:style>
    <style:style style:name="T28" style:family="text">
      <style:text-properties style:font-size-asian="14pt"/>
    </style:style>
    <style:style style:name="T29" style:family="text">
      <style:text-properties style:font-size-complex="14pt"/>
    </style:style>
    <style:style style:name="T30" style:family="text">
      <style:text-properties officeooo:rsid="002bea96"/>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Анализ состояния вопроса.</text:p>
      <text:p text:style-name="P6"/>
      <text:p text:style-name="P6">1.1 Описание предметной области</text:p>
      <text:p text:style-name="P6"/>
      <text:p text:style-name="P6"><text:tab/>В 1952 году для записи ТВ программ использовались первые пленочные видеомагнитофоны. До этого, большая часть телевидения транслировалась в живую, либо на катушках. С помощью видеопленки изображение записывалось не в виде картинки как таковой, а в виде закодированного сигнала на пленке. Затем, закодированная пленка прогонялась через машину-декодер (то есть, видеомагнитофон), которая декодировала сигнал обратно в изображения.</text:p>
      <text:p text:style-name="P6"><text:tab/>Это важный шаг в истории цифровой фотографии. Видео отличалось от пленки, которая использовалась до этого, так как она записывала реальное изображение, кадр за кадром. Возьмите старую кинематографическую катушку, и вы увидите кадры. Возьмите видеокассету, и вы ничего не увидите. Ее сначала надо декодировать.</text:p>
      <text:p text:style-name="P6"><text:tab/>Эффект будет тот же, если сравнивать пленку и цифровую фотографию. Посмотрите на проявленную пленку (негатив или слайд), и вы увидите изображение. Вытащите карту памяти из цифровой фотокамеры, и вы ничего не увидите. Изображение, записанное на карту, нужно сначала расшифровать.</text:p>
      <text:p text:style-name="P6"><text:tab/>Следующим важным шагом на пути развития цифровой фотографии стало появление устройств сканирования изображения (сканеров). На самом деле они не делали фотографий, но создавали копию уже существующего изображения.</text:p>
      <text:p text:style-name="P6"><text:tab/>В 1957 Раселом Киршем был разработан «барабанный сканер». Сканер собирал светлые и темные участки разной интенсивности на изображении и сохранял их в двоичном виде, то есть в виде цифрового сигнала.</text:p>
      <text:p text:style-name="P6"><text:tab/>От данной технологии получили распространение копировальные устройства. Первое из них было сделано компанией Xerox в 1959 году. Получилось огромное, медленное и довольно дорогое устройство, но несмотря на все это, оно пользовалось большой популярностью.</text:p>
      <text:p text:style-name="P6"><text:soft-page-break/><text:tab/>1957 год. С американской стороны Фон Браун, с российской – Сергей Королев. Оба пытались запустить в космос спутник. В октябре 1957 года Советскому Союзу удалось запустить свой спутник. Началась реальная гонка. Следующим шагом должен был стать запуск человека в космос, поэтому перенесемся в 1960-е.</text:p>
      <text:p text:style-name="P6"><text:tab/>Почему же космические гонки играли значительную роль в истории цифровой фотографии? В период холодной войны политики и с той, и с другой стороны, понимали, что если удастся запустить в космос спутник, то можно к нему прикрепить камеру, которая могла бы следить за врагом сверху.</text:p>
      <text:p text:style-name="P6"><text:tab/>Но здесь возникала следующая проблема – в космосе не было проявочных лабораторий! Отснятый на пленку материал нужно было возвращать на Землю, а если бы возвратить не удалось, то вообще никаких фотографий нельзя было бы увидеть! Поэтому была изобретена новая система, которая не нуждалась в пленке.</text:p>
      <text:p text:style-name="P6"><text:tab/>Ответом на проблему стали цифровые фотокамеры. Они могли записывать фотографии и ‘направлять’ цифровой сигнал обратно на Землю. Затем сигнал нужно было расшифровать, чтобы можно было просмотреть изображение. Это поистине большая разработка в истории цифровой фотографии.</text:p>
      <text:p text:style-name="P6"><text:tab/>Следом за подвигами цифровых камер в космосе, концепция фотографии без использования пленки вернулась на Землю в 1973 году. Инженер Стивен Сэссон, работавший на компанию Kodak, использовал CCD для получения цифрового изображения.</text:p>
      <text:p text:style-name="P6"><text:tab/>Эта камера была довольно тяжелой и весила около 4-х килограммов. А ее разрешение было всего 0.1 мегапикселя – не очень то привлекательно для рядового пользователя!</text:p>
      <text:p text:style-name="P1"><text:span text:style-name="T1"><text:tab/>Если быть до конца честными, это был больше экспериментальный экземпляр, чем коммерческий. Но более важно то, что это была настоящая </text:span><text:span text:style-name="T1">цифровая фотокамера, потому что она записывала изображения на микрочип (CCD), а не на пленку.</text:span></text:p>
      <text:p text:style-name="P6"><text:soft-page-break/><text:tab/>Очевиден тот факт, что требовалось дальнейшее развитие технологии. В это время люди осознали, что цифровые камеры могут использоваться и на Земле. Но на данном этапе истории никто и не ожидал, что цифровые камеры полностью вытеснят пленку. Первые потребительские цифровые фотокамеры сегодня кажутся своего рода ошибкой времени.</text:p>
      <text:p text:style-name="P6"><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6"><text:tab/>Последние десять лет в области распознавания образов ведутся активные разработки и предложение различные методы распознавания, использующие такие подходы, как метод главных компонент, методы с использованием гистограмм, нейросети, байесовские сети, классификатор Viola-Jones, статические методы и т. д. Часть этих подходов инвариантны по отношению к объекту, другие используют такие априорные знания об объекте, как: форма, цветовая гамма, взаимное расположение частей и д.р.</text:p>
      <text:p text:style-name="P6"><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1"><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1"><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обнаружения лиц приходится столкнуться со следующими сложностями:</text:span></text:p>
      <text:p text:style-name="P2"><text:soft-page-break/><text:span text:style-name="T1"><text:tab/>• </text:span><text:span text:style-name="T3">Сильно варьирующийся внешний вид лица у разных людей;</text:span></text:p>
      <text:p text:style-name="P2"><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2"><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2"><text:span text:style-name="T1"><text:tab/>• </text:span><text:span text:style-name="T3">Изменение выражения лица может сильно сказаться на том, как лицо выглядит на изображении;</text:span></text:p>
      <text:p text:style-name="P2"><text:span text:style-name="T1"><text:tab/>• </text:span><text:span text:style-name="T3">Часть лица может быть не видима (закрыта другими предметами) на изображении;</text:span></text:p>
      <text:p text:style-name="P2"><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text:span></text:p>
      <text:p text:style-name="P9">получившееся изображение лица;</text:p>
      <text:p text:style-name="P2"><text:span text:style-name="T3"><text:tab/></text:span><text:span text:style-name="T4">На первый взгляд кажется, что распознавание лиц применимо лишь в следующих областях:</text:span></text:p>
      <text:p text:style-name="P3"><text:span text:style-name="T1"><text:tab/>• </text:span><text:span text:style-name="T4">Охранные системы</text:span></text:p>
      <text:p text:style-name="P3"><text:span text:style-name="T1"><text:tab/>• </text:span><text:span text:style-name="T4">Криминалистика</text:span></text:p>
      <text:p text:style-name="P3"><text:span text:style-name="T1"><text:tab/>• </text:span><text:span text:style-name="T4">Компьютерная графика</text:span></text:p>
      <text:p text:style-name="P10"><text:tab/>На самом деле спектр применения этих алгоритмов намного шире:</text:p>
      <text:p text:style-name="P3"><text:span text:style-name="T1"><text:tab/>• </text:span><text:span text:style-name="T5">Взаимодействие человек-компьютер</text:span></text:p>
      <text:p text:style-name="P3"><text:span text:style-name="T1"><text:tab/>• </text:span><text:span text:style-name="T5">Виртуальная реальность, компьютерные игры</text:span></text:p>
      <text:p text:style-name="P3"><text:span text:style-name="T1"><text:tab/>• </text:span><text:span text:style-name="T5">Водительские права, паспорт</text:span></text:p>
      <text:p text:style-name="P4"><text:span text:style-name="T1"><text:tab/>• </text:span><text:span text:style-name="T5">Контроль над имиграцией</text:span></text:p>
      <text:p text:style-name="P4"><text:span text:style-name="T1"><text:tab/>• </text:span><text:span text:style-name="T5">Персонализация бытовых устройств </text:span></text:p>
      <text:p text:style-name="P4"><text:span text:style-name="T1"><text:tab/>• </text:span><text:span text:style-name="T5">Шифрование данных</text:span></text:p>
      <text:p text:style-name="P4"><text:span text:style-name="T1"><text:tab/>• </text:span><text:span text:style-name="T5">Электронная комерция</text:span></text:p>
      <text:p text:style-name="P4"><text:span text:style-name="T1"><text:tab/>• </text:span><text:span text:style-name="T5">Криминалистика</text:span></text:p>
      <text:p text:style-name="P4"><text:span text:style-name="T1"><text:tab/></text:span><text:span text:style-name="T5">Все выше сказанное делает актуальной задачу распознавания лиц.</text:span></text:p>
      <text:p text:style-name="P12"><text:tab/>Как известно, большую часть информации об окружающем мире человек получает с помощью зрения. Современные же компьютеры практически <text:soft-page-break/>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наиболее простых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13"><text:tab/>Большинство алгоритмов 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p text:style-name="P13"/>
      <text:p text:style-name="P11"/>
      <text:p text:style-name="P6"/>
      <text:p text:style-name="P6"/>
      <text:p text:style-name="P6"><text:soft-page-break/>1.2 Анализ аналогов и прототипов</text:p>
      <text:p text:style-name="P6"/>
      <text:p text:style-name="P7"><text:tab/>Программа «<text:span text:style-name="T6">авторизация</text:span>» позволит по произвольному изображению на входе <text:span text:style-name="T6">видеокамеры:</text:span></text:p>
      <text:p text:style-name="P7"><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8"><text:span text:style-name="T6"><text:tab/></text:span>• <text:span text:style-name="T6">Определить личность работающего за компьютером человека.</text:span></text:p>
      <text:p text:style-name="P8"><text:span text:style-name="T6"><text:tab/></text:span>• <text:span text:style-name="T7">Автоматически выключать дисплей или блокировать компьютер при отсутствии человека перед камерой.</text:span></text:p>
      <text:p text:style-name="P8"><text:span text:style-name="T7"><text:tab/></text:span>• <text:span text:style-name="T7">Предоставлять управление компьютером только после успешного распознавания лица. </text:span></text:p>
      <text:p text:style-name="P8"><text:s/><text:tab/>Программа имеет следующие особенности:</text:p>
      <text:p text:style-name="P6"><text:tab/>• Обнаружение <text:span text:style-name="T7">и распознавание </text:span>лиц различных по размеру</text:p>
      <text:p text:style-name="P6"><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6"><text:tab/>• Обнаружение <text:span text:style-name="T7">и распознавание </text:span>лиц в произвольных положениях и наклонах.</text:p>
      <text:p text:style-name="P1"><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4"><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p text:style-name="P5"><text:soft-page-break/><text:span text:style-name="T9"><text:tab/></text:span><text:span text:style-name="T10">1.3 Перечень задач, подлежащих решению в процессе разработки<text:tab/>Программный комплекс должен обладать следующими возможностями:</text:span></text:p>
      <text:p text:style-name="P17"><text:tab/>а) Классификация лиц и не лиц</text:p>
      <text:p text:style-name="P17"><text:tab/>б) Обнаружение лица на изображении, полученном с веб-камеры</text:p>
      <text:p text:style-name="P17"><text:tab/>в) Сбор базы лиц определенного человека</text:p>
      <text:p text:style-name="P5"><text:span text:style-name="T10"><text:tab/></text:span><text:span text:style-name="T11">г</text:span><text:span text:style-name="T10">) Обучение нейронной сети для распознавания лица определенного <text:s/>человека</text:span></text:p>
      <text:p text:style-name="P5"><text:span text:style-name="T10"><text:tab/></text:span><text:span text:style-name="T11">д</text:span><text:span text:style-name="T10">) <text:s/></text:span><text:span text:style-name="T11">Авторизация пользователя по снимку лица</text:span></text:p>
      <text:p text:style-name="P18"><text:tab/>е) Выключение монитора или блокировка компьютера при отсутствии человека перед компьютером</text:p>
      <text:p text:style-name="P18"/>
      <text:p text:style-name="P18"><text:tab/>1.4 Постановка задачи</text:p>
      <text:p text:style-name="P18"><text:tab/>1.4.1 Назначение и область применения </text:p>
      <text:p text:style-name="P18"><text:tab/>Программа предназначена для определения присутствия человека перед компьютером, определения его личности с помощью сверточных нейронных сетей.</text:p>
      <text:p text:style-name="P17"><text:s/></text:p>
      <text:p text:style-name="P14"><text:tab/><text:span text:style-name="T12">1.5 Требование к программе и программному изделию</text:span></text:p>
      <text:p text:style-name="P14"><text:span text:style-name="T12"><text:tab/>1.5.1 Требования к функциональным характеристикам</text:span></text:p>
      <text:p text:style-name="P14"><text:span text:style-name="T12"><text:tab/>1.5.2 Требования к составу и параметрам технических средств</text:span></text:p>
      <text:p text:style-name="P14"><text:span text:style-name="T12"><text:tab/>ПО должно функционировать на IBM совместимых персональных компьютерах имеющих следующую конфигурацию:</text:span></text:p>
      <text:p text:style-name="P15"><text:span text:style-name="T12"><text:tab/></text:span><text:span text:style-name="T1">• </text:span><text:span text:style-name="T12">Процессор Pentium 3 — 1.3 Ghz;</text:span></text:p>
      <text:p text:style-name="P15"><text:span text:style-name="T12"><text:tab/></text:span><text:span text:style-name="T1">• </text:span><text:span text:style-name="T12">ОЗУ 256 МB;</text:span></text:p>
      <text:p text:style-name="P15"><text:span text:style-name="T12"><text:tab/></text:span><text:span text:style-name="T1">• </text:span><text:span text:style-name="T12">Видео: поддержка разрешения 1024х768;</text:span></text:p>
      <text:p text:style-name="P15"><text:span text:style-name="T12"><text:tab/></text:span><text:span text:style-name="T1">• </text:span><text:span text:style-name="T12">Монитор совместимый с данной видео картой;</text:span></text:p>
      <text:p text:style-name="P15"><text:span text:style-name="T12"><text:tab/></text:span><text:span text:style-name="T1">• </text:span><text:span text:style-name="T12">Клавиатура</text:span></text:p>
      <text:p text:style-name="P15"><text:span text:style-name="T12"><text:tab/></text:span><text:span text:style-name="T1">• </text:span><text:span text:style-name="T12">Мышь</text:span></text:p>
      <text:p text:style-name="P15"><text:span text:style-name="T12"><text:tab/></text:span><text:span text:style-name="T1">• </text:span><text:span text:style-name="T12">Веб-камера</text:span></text:p>
      <text:p text:style-name="P14"><text:tab/><text:span text:style-name="T12">1.5.3 Требования к информационной и программной совместимости</text:span></text:p>
      <text:p text:style-name="P14"><text:soft-page-break/><text:span text:style-name="T12"><text:tab/>ПО должно работать под управлением ОС семейства Unix (OpenSuse, Debian, Ubuntu, Mandriva, FreeBSD)</text:span><text:span text:style-name="T14">.</text:span></text:p>
      <text:p text:style-name="P14"><text:span text:style-name="T14"><text:tab/>1.5.4 Требования к программной документации</text:span></text:p>
      <text:p text:style-name="P16"><text:span text:style-name="T14"><text:tab/></text:span><text:span text:style-name="T1">• </text:span><text:span text:style-name="T14">Разрабатываемые программные модули должны быть: самодокументированы, тексты программ должны содержать все необходимые комментарии;</text:span></text:p>
      <text:p text:style-name="P16"><text:span text:style-name="T14"><text:tab/></text:span><text:span text:style-name="T1">• </text:span><text:span text:style-name="T14">Программная система должна включать справочную информацию о работе и подсказке пользователю;</text:span></text:p>
      <text:p text:style-name="P16"><text:span text:style-name="T14"><text:tab/></text:span><text:span text:style-name="T1">• </text:span><text:span text:style-name="T14">В состав сопровождающей документации должно входить руководство пользователя.</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oft-page-break/><text:span text:style-name="T14"><text:tab/>2. Выбор и обоснование средств проектирования.</text:span></text:p>
      <text:p text:style-name="P19"><text:span text:style-name="T14"><text:tab/></text:span><text:span text:style-name="T25">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алгоритмизовать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p text:style-name="P19"><text:span text:style-name="T25"><text:tab/></text:span><text:span text:style-name="T26">2</text:span><text:span text:style-name="T25">.</text:span><text:span text:style-name="T26">1 </text:span><text:span text:style-name="T25">Методы первой категории - Эмпирическое распознавание</text:span></text:p>
      <text:p text:style-name="P22"><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1"><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text:soft-page-break/>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6"><text:span text:style-name="T20"><text:tab/>Принципы шаблонов и другие методы распознавания "сверху-вниз" использовались, в основном, в ранних работах по обнаружению лица [</text:span><text:a xlink:type="simple" xlink:href="http://cgm.computergraphics.ru/content/view/40#TopDown1" office:name="CITETopDown1"><text:span text:style-name="T21">3</text:span></text:a><text:span text:style-name="T20">], [</text:span><text:a xlink:type="simple" xlink:href="http://cgm.computergraphics.ru/content/view/40#TopDown2" office:name="CITETopDown2"><text:span text:style-name="T21">4</text:span></text:a><text:span text:style-name="T20">], [</text:span><text:a xlink:type="simple" xlink:href="http://cgm.computergraphics.ru/content/view/40#Template1" office:name="CITETemplate1"><text:span text:style-name="T21">5</text:span></text:a><text:span text:style-name="T20">], [</text:span><text:a xlink:type="simple" xlink:href="http://cgm.computergraphics.ru/content/view/40#Template2" office:name="CITETemplate2"><text:span text:style-name="T21">6</text:span></text:a><text:span text:style-name="T20">], [</text:span><text:a xlink:type="simple" xlink:href="http://cgm.computergraphics.ru/content/view/40#Template3" office:name="CITETemplate3"><text:span text:style-name="T21">7</text:span></text:a><text:span text:style-name="T20">].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1"><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1566379688" text:style-name="L1">
        <text:list-item>
          <text:p text:style-name="P23">Обнаружение элементов и особенностей (features), которые характерны для изображения лица;</text:p>
        </text:list-item>
        <text:list-item>
          <text:p text:style-name="P24">Анализ обнаруженных особенностей, вынесение решения о количестве и расположении лиц;</text:p>
        </text:list-item>
      </text:list>
      <text:h text:style-name="P33" text:outline-level="4"><text:tab/>2<text:span text:style-name="T20">.1.1 Обнаружение элементов и особенностей (features), которые характерны для изображения лица.</text:span></text:h>
      <text:p text:style-name="P27"><text:span text:style-name="Strong_20_Emphasis"><text:span text:style-name="T20"><text:tab/>Края (edges)</text:span></text:span><text:span text:style-name="T20"> - резкие переходы яркости. Края обычно соответствуют границам объектов на изображении. Используя этот факт и то, что лицо представляет собой эллипс определенных пропорций (близких для разных людей) были сделаны попытки распознавания лица с помощью </text:span><text:span text:style-name="Emphasis"><text:span text:style-name="T20">карты </text:span></text:span><text:soft-page-break/><text:span text:style-name="Emphasis"><text:span text:style-name="T20">краев</text:span></text:span><text:span text:style-name="T20">(изображения, на котором обозначены резкие переходы яркости) и характерной формы лица. Резкие переходы яркости также часто соответствуют</text:span><text:span text:style-name="Emphasis"><text:span text:style-name="T20">чертам лица</text:span></text:span><text:span text:style-name="T20"> (facial features) - границам глаз, бровей, рта, носа. Это свойство также используется в ряде работ, которые рассматривают края на изображении как признаки потенциального присутствия лица.</text:span></text:p>
      <text:p text:style-name="P26"><text:span text:style-name="Strong_20_Emphasis"><text:span text:style-name="T20"><text:tab/>Яркость</text:span></text:span><text:span text:style-name="T20">. Области изображения, соответствующие чертам лица, зачастую темнее, чем окружающая их кожа. Воспользовавшись этим наблюдением, ряд исследователей использует алгоритмы обнаружения и подчеркивания областей локальных минимумов яркости, рассматривая их как потенциальные черты лица. В некоторых работах делается попытка использовать определенные схемы взаимоотношений яркостей, характерных для некоторых черт лица.</text:span></text:p>
      <text:p text:style-name="P26"><text:span text:style-name="Strong_20_Emphasis"><text:span text:style-name="T20"><text:tab/>Цвет</text:span></text:span><text:span text:style-name="T20">- несмотря на то, что яркость обычно является основным источником информации во многих задачах машинного зрения, цвет (благодаря дополнительной информации об оттенке объекта) является более мощным средством распознавания и различения объектов на изображении. Как показали эксперименты, цвет кожи разных людей занимает достаточно небольшую ограниченную подобласть цветового пространства, даже при рассмотрении цветов кожи различных рас. Причем основное отличие заключается в яркости, а не оттенке цвета, что позволяет сделать вывод о близости оттенка цвета кожи разных людей и использовать характерный цвет кожи как признак для распознавания лиц.</text:span></text:p>
      <text:p text:style-name="P26"><text:span text:style-name="Strong_20_Emphasis"><text:span text:style-name="T20"><text:tab/>Характерная форма черт лица.</text:span></text:span><text:span text:style-name="T20"> Исходя из того, что процессам распознавания визуальных образов высокого уровня в мозгу предшествует некая низкоуровневая организация визуальной информации, было предложено несколько операторов, подчеркивающих области изображения, обладающими свойствами, характерными для черт лица. Такими, например, как симметричность, близость границы черт лица по форме к параболе. Результатом применения таких операторов является набор точек на изображении, с высокой вероятностью относящиеся к чертам лица. Другой близкий вариант </text:span><text:soft-page-break/><text:span text:style-name="T20">распознавания - использование жестких или деформируемых шаблонов для обнаружения черт лица (например, глаз). </text:span></text:p>
      <text:p text:style-name="P26"><text:span text:style-name="T20"><text:tab/>Более подробное описание алгоритмов, опирающихся на описанные особенности изображения лица, а также большое количество ссылок на литературу содержится в статьях [</text:span><text:a xlink:type="simple" xlink:href="http://cgm.computergraphics.ru/content/view/40#Survey2" office:name="CITESurvey2"><text:span text:style-name="T21">2</text:span></text:a><text:span text:style-name="T20">,секция 3], [</text:span><text:a xlink:type="simple" xlink:href="http://cgm.computergraphics.ru/content/view/40#Survey1" office:name="CITESurvey1"><text:span text:style-name="T21">1</text:span></text:a><text:span text:style-name="T20">,секция 2.2]. </text:span></text:p>
      <text:h text:style-name="P34" text:outline-level="5"><text:span text:style-name="T27"><text:tab/>2</text:span>.1.2   Анализ обнаруженных особенностей, вынесение решения о количестве и расположении лиц.</text:h>
      <text:p text:style-name="P27"><text:span text:style-name="T20"><text:tab/>После того, как на изображении выделены области, обладающие свойствами, характерными для человеческого лица, производится их комплексная проверка для выявления областей, действительно являющихся лицами. Сущность этой проверки зависит от характера используемых признаков, а также от избранной исследователями стратегии. Например, если в качестве признаков выступают потенциальные черты лица, обнаруженные с помощью анализа карты краев, то проверкой будет анализ их взаимного расположения с целью определения, могут ли они образовывать человеческое лицо. Если используется также распознавание по цвету, то может быть добавлено дополнительное условие, что рассматриваться в качестве потенциальных лиц будут только области близкие по цвету к оттенку кожи, причем форма областей должна быть эллиптической. Проверка соотношения обнаруженных признаков лица может быть основана на: некотором эмпирическом алгоритме [</text:span><text:a xlink:type="simple" xlink:href="http://cgm.computergraphics.ru/content/view/40#Features1" office:name="CITEFeatures1"><text:span text:style-name="T21">8</text:span></text:a><text:span text:style-name="T20">], статистике взаимного расположения признаков, собранной по изображениям лиц [</text:span><text:a xlink:type="simple" xlink:href="http://cgm.computergraphics.ru/content/view/40#Features3" office:name="CITEFeatures3"><text:span text:style-name="T21">10</text:span></text:a><text:span text:style-name="T20">], моделировании процессов, происходящими в человеческом мозгу при распознавании визуальных образов [</text:span><text:a xlink:type="simple" xlink:href="http://cgm.computergraphics.ru/content/view/40#Features2" office:name="CITEFeatures2"><text:span text:style-name="T21">9</text:span></text:a><text:span text:style-name="T20">], применении жестких или деформируемых шаблонов расположения черт лица [</text:span><text:a xlink:type="simple" xlink:href="http://cgm.computergraphics.ru/content/view/40#Features4" office:name="CITEFeatures4"><text:span text:style-name="T21">11</text:span></text:a><text:span text:style-name="T20">] и т.д. </text:span></text:p>
      <text:h text:style-name="P32" text:outline-level="4"><text:tab/><text:span text:style-name="T27">2</text:span>.2 Методы второй категории, моделирование изображения лица</text:h>
      <text:p text:style-name="P22">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text:soft-page-break/>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23">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1"><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h text:style-name="P31" text:outline-level="3"><text:tab/><text:span text:style-name="T27">2</text:span>.2.1 Моделирование класса изображений лиц с помощью Метода Главных Компонент (Principal Components Analysis, PCA)</text:h>
      <text:p text:style-name="P27"><text:span text:style-name="T20">Метод главных компонент [</text:span><text:a xlink:type="simple" xlink:href="http://cgm.computergraphics.ru/content/view/40#PCA" office:name="CITEPCA"><text:span text:style-name="T21">12</text:span></text:a><text:span text:style-name="T20">] применяется для снижения размерности пространства признаков, не приводя к существенной потере информативности тренировочного набора объектов (в данном случае - изображений лиц). </text:span><text:soft-page-break/><text:span text:style-name="T20">Применение метода главных компонент к набору векторов линейного пространства R</text:span><text:span text:style-name="T19">n</text:span><text:span text:style-name="T20">, позволяет перейти к такому базису пространства, что основная дисперсия набора будет направлена вдоль нескольких первых осей базиса, называемых </text:span><text:span text:style-name="Emphasis"><text:span text:style-name="T20">главными</text:span></text:span><text:span text:style-name="T20"> осями (или главными компонентами). Таким образом, основная изменчивость векторов тренировочного набора представляется несколькими главными компонентами, и появляется возможность, отбросив оставшиеся (менее существенные), перейти к пространству существенно меньшей размерности. Натянутое на полученные таким образом главные оси подпространство размерности m &lt;&lt; n является оптимальным среди всех пространств размерности m в том смысле, что наилучшим образом (с наименьшей ошибкой) описывает тренировочный набор изображений. <text:line-break/><text:tab/>В приложении к задаче обнаружения лиц, МГК обычно применяется следующим образом. После вычисления главных осей тренировочного набора изображений лиц, вектор признаков тестового изображения проецируется на подпространство, образованное главными осями. Вычисляются две величины: расстояние от проекции тестового вектора до среднего вектора тренировочного набора - Distance in Feature Space (DIFS), и расстояние от тестового вектора до его проекции в подпространство главных компонент - Distance From Feature Space (DFFS). Исходя из этих расстояний выносится решение о принадлежности тестового изображения классу изображений лиц [</text:span><text:a xlink:type="simple" xlink:href="http://cgm.computergraphics.ru/content/view/40#PCA2" office:name="CITEPCA2"><text:span text:style-name="T21">13</text:span></text:a><text:span text:style-name="T20">]. </text:span></text:p>
      <text:h text:style-name="P31" text:outline-level="3"><text:span text:style-name="T27">2</text:span>.2.2 Моделирование класса изображений лиц с помощью Факторного анализа (Factor Analysis, FA)</text:h>
      <text:p text:style-name="P27"><text:span text:style-name="T20"><text:tab/>Факторный анализ (ФА) [</text:span><text:a xlink:type="simple" xlink:href="http://cgm.computergraphics.ru/content/view/40#FA" office:name="CITEFA"><text:span text:style-name="T21">15</text:span></text:a><text:span text:style-name="T20">], как и многие методы анализа многомерных данных, опирается на гипотезу о том, что наблюдаемые переменные являются косвенными проявления относительно небольшого числа неких скрытых факторов. ФА, таким образом, это совокупность моделей и методов ориентированных на выявление и анализ скрытых (латентных) зависимостей между наблюдаемыми переменными. В контексте задач распознавания, </text:span><text:soft-page-break/><text:span text:style-name="T20">наблюдаемыми переменными обычно являются признаки объектов. Факторный анализ можно рассматривать как обобщение метода главных компонент.</text:span></text:p>
      <text:p text:style-name="P26"><text:span text:style-name="T20"><text:tab/>Цель ФА в контексте задачи обнаружения лиц - получить модель изображения лица (с обозримым числом параметров), с помощью которой можно провести оценку близости тестового изображения к изображению лица [</text:span><text:a xlink:type="simple" xlink:href="http://cgm.computergraphics.ru/content/view/40#FA2" office:name="CITEFA2"><text:span text:style-name="T21">16</text:span></text:a><text:span text:style-name="T20">]. </text:span></text:p>
      <text:h text:style-name="P31" text:outline-level="3"><text:bookmark text:name="tth_sEc1.2.3"/><text:s/><text:tab/><text:span text:style-name="T27">2</text:span>.2.3 Проблема сбора контпримеров для тренировки классификаторов</text:h>
      <text:p text:style-name="P27"><text:span text:style-name="T20">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text:a xlink:type="simple" xlink:href="http://cgm.computergraphics.ru/content/view/40#Bootstrap" office:name="CITEBootstrap"><text:span text:style-name="T21">17</text:span></text:a><text:span text:style-name="T20">]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Все изображения, в ходе теста ошибочно распознанные, как лица, добавляются в набор контрпримеров и тренировка повторяется. </text:span></text:p>
      <text:h text:style-name="P31" text:outline-level="3"><text:span text:style-name="T27"><text:s/><text:tab/>2</text:span>.2.4 Моделирование распределения векторов лиц с помощью смеси многомерных нормальных распределений (mixture of Gaussians)</text:h>
      <text:p text:style-name="P27"><text:span text:style-name="T20"><text:tab/>МГК и Факторный Анализ являются мощными и удобными способами получения подпространства для эффективного представления класса объектов во многих случаях, однако они не обязательно являются оптимальными инструментами для моделирования многообразия изображений лиц. Попытка построить модель, состоящую из нескольких кластеров изображений лиц и "не-лиц", смоделировав каждый из них с помощью многомерной нормальной плотности распределения была сделана в [</text:span><text:a xlink:type="simple" xlink:href="http://cgm.computergraphics.ru/content/view/40#Bootstrap" office:name="CITEBootstrap"><text:span text:style-name="T21">17</text:span></text:a><text:span text:style-name="T20">]. Рассматривая черно-белые </text:span><text:soft-page-break/><text:span text:style-name="T20">изображения размером 19x19 пикселей как вектора в 361-мерном пространстве, был найден набор кластеров, образованных изображениями лиц и "не-лиц". Расстояния до этих кластеров передавались нейронной сети (многослойному персептрону), выносившему решение о наличии лица на изображении. </text:span></text:p>
      <text:h text:style-name="P32" text:outline-level="4"><text:span text:style-name="T27"><text:s/><text:tab/>2</text:span>.2.5 Линейный Дискриминантный Анализ (Linear Discriminant Analysis, LDA)</text:h>
      <text:p text:style-name="P27"><text:span text:style-name="T20"><text:tab/>Линейный Дискриминантный Анализ [</text:span><text:a xlink:type="simple" xlink:href="http://cgm.computergraphics.ru/content/view/40#LDA" office:name="CITELDA"><text:span text:style-name="T21">14</text:span></text:a><text:span text:style-name="T20">], в отличие от МГК и ФА не ставит своей целью найти подпространство меньшей размерности, наилучшим образом описывающее набор тренировочных изображений. Его задача - найти проекцию в пространство, в котором разница между различным классами объектов максимальна. Это требование формулируется как получение максимально компактных кластеров, соответствующих различным классам, удаленных на максимально возможное расстояние. С помощью ЛДА удается получить подпространство небольшой размерности, в котором кластеры изображений лиц и "не-лиц" пересекаются минимально. Производить классификацию в таком пространстве значительно проще [</text:span><text:a xlink:type="simple" xlink:href="http://cgm.computergraphics.ru/content/view/40#FA2" office:name="CITEFA2"><text:span text:style-name="T21">16</text:span></text:a><text:span text:style-name="T20">]. </text:span></text:p>
      <text:h text:style-name="P32" text:outline-level="4"><text:span text:style-name="T27"><text:s/><text:tab/>2</text:span>.2.6 Метод Опорных Векторов (Support Vector Machines, SVM)</text:h>
      <text:p text:style-name="P27"><text:span text:style-name="T20"><text:tab/>Цель тренировки большинства классификаторов - минимизировать ошибку классификации на тренировочном наборе (называемую </text:span><text:span text:style-name="Emphasis"><text:span text:style-name="T20">эмпирическим риском</text:span></text:span><text:span text:style-name="T20">). В отличие от них, с помощью метода опорных векторов [</text:span><text:a xlink:type="simple" xlink:href="http://cgm.computergraphics.ru/content/view/40#SVM" office:name="CITESVM"><text:span text:style-name="T21">18</text:span></text:a><text:span text:style-name="T20">] можно построить классификатор минимизирующий верхнюю оценку </text:span><text:span text:style-name="Emphasis"><text:span text:style-name="T20">ожидаемой</text:span></text:span><text:span text:style-name="T20">ошибки классификации (в том числе и для неизвестных объектов, не входивших в тренировочный набор). Применение метода опорных векторов к задаче обнаружения лица заключается в поиске гиперплоскости в признаковом пространстве, отделяющий класс изображений лиц от изображений "не-лиц".</text:span></text:p>
      <text:p text:style-name="P26"><text:span text:style-name="T20"><text:tab/>Возможность линейного разделения столь сложных классов, как изображения лиц и "не-лиц" представляется маловероятной. Однако, классификация с помощью опорных векторов позволяет использовать </text:span><text:soft-page-break/><text:span text:style-name="T20">аппарат </text:span><text:span text:style-name="Emphasis"><text:span text:style-name="T20">ядерных функций</text:span></text:span><text:span text:style-name="T20"> [</text:span><text:a xlink:type="simple" xlink:href="http://cgm.computergraphics.ru/content/view/40#Kernel" office:name="CITEKernel"><text:span text:style-name="T21">19</text:span></text:a><text:span text:style-name="T20">] для неявного проецирования векторов-признаков в пространство потенциально намного более высокой размерности (еще выше, чем пространство изображений!), в котором классы могут оказаться линейно разделимы. Неявное проецирование с помощью ядерных функций не приводит к усложнению вычислений, что позволяет успешно использовать линейный классификатор для линейно неразделимых классов [</text:span><text:a xlink:type="simple" xlink:href="http://cgm.computergraphics.ru/content/view/40#SVM2" office:name="CITESVM2"><text:span text:style-name="T21">20</text:span></text:a><text:span text:style-name="T20">]. </text:span></text:p>
      <text:h text:style-name="P32" text:outline-level="4"><text:span text:style-name="T27"><text:tab/>2</text:span>.2.7  Искусственные Нейронные Сети (Neural Networks, NN)</text:h>
      <text:p text:style-name="P27"><text:span text:style-name="T20">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21">26</text:span></text:a><text:span text:style-name="T20">], в частности: многослойные персептроны [</text:span><text:a xlink:type="simple" xlink:href="http://cgm.computergraphics.ru/content/view/40#ANN" office:name="CITEANN"><text:span text:style-name="T21">24</text:span></text:a><text:span text:style-name="T20">], probabilistic decision-based neural networks (PDBNN) [</text:span><text:a xlink:type="simple" xlink:href="http://cgm.computergraphics.ru/content/view/40#ANN2" office:name="CITEANN2"><text:span text:style-name="T21">25</text:span></text:a><text:span text:style-name="T20">],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32" text:outline-level="4"><text:span text:style-name="T30"><text:s/><text:tab/>2</text:span>.2.8  Sparse Network of Winnows (SNoW)</text:h>
      <text:p text:style-name="P27"><text:span text:style-name="T20"><text:tab/>Sparse Network of Winnows (SNoW) [</text:span><text:a xlink:type="simple" xlink:href="http://cgm.computergraphics.ru/content/view/40#SNoW1" office:name="CITESNoW1"><text:span text:style-name="T21">22</text:span></text:a><text:span text:style-name="T20">] можно попытаться перевести как "разреженная сеть просеивающих элементов". SNoW для обнаружения лиц [</text:span><text:a xlink:type="simple" xlink:href="http://cgm.computergraphics.ru/content/view/40#SNoW2" office:name="CITESNoW2"><text:span text:style-name="T21">21</text:span></text:a><text:span text:style-name="T20">] представляет собой двухслойную сеть, входной слой которой состоит из узлов, каждый из которых соответствует некоторой характеристике входного изображения (генерирует 1 при наличии некоторой особенности и 0 в случае ее отсутствия на изображении), выходной же состоит всего из двух узлов, каждый из которых соответствует распознаваемым классам изображений ("лицо", "не-лицо"). В качестве характеристик изображения используются флаги равенства определенным величинам среднего значения и дисперсии яркости в каждом из прямоугольных фрагментов изображения размером 1x1, 2x2, 4x4 и 10x10 (все изображения имеет размер 20x20 пикселей). Это дает пространство признаков размерности 135424. При проведении классификации на входные узлы подается </text:span><text:soft-page-break/><text:span text:style-name="T20">информация о присутствии определенных характеристик в обрабатываемом изображении. Узлы выходного слоя вычисляют линейную комбинацию сигналов, генерируемых входными узлами. Коэффициенты линейной комбинации задаются весами связей между входными и выходными узлами. При превышении заданного порога, принимается решение о наличии лица на изображении. </text:span></text:p>
      <text:p text:style-name="P21"><text:tab/>SNoW специально разработана для случаев классификации, когда потенциальное число характеристик объектов, важных для классификации может быть очень велико, но неизвестно заранее. Разреженная архитектура сети позволяет использовать огромное количество свойств изображения в качестве входных данных, поскольку в процессе тренировки все несущественные характеристики отбрасываются, и не замедляют, в конечном итоге, функционирование классификатора. </text:p>
      <text:h text:style-name="P32" text:outline-level="4"><text:span text:style-name="T30"><text:s/><text:tab/>2</text:span>.2.9  Скрытые Марковские Модели (Hidden Markov Models, HMM)</text:h>
      <text:p text:style-name="P27"><text:span text:style-name="T20"><text:tab/>Скрытые Марковские Модели (СММ) [</text:span><text:a xlink:type="simple" xlink:href="http://cgm.computergraphics.ru/content/view/40#HMM" office:name="CITEHMM"><text:span text:style-name="T21">27</text:span></text:a><text:span text:style-name="T20">] являются одним из способов получения математической модели (описания свойств) некоторого наблюдаемого сигнала. СММ относятся к классу </text:span><text:span text:style-name="Emphasis"><text:span text:style-name="T20">стохастических моделей</text:span></text:span><text:span text:style-name="T20">. Стохастические модели пытаются охарактеризовать только статистические свойства сигнала, не обладая информацией о его специфических свойствах. В основу стохастических моделей положено допущение о том, что сигнал может быть описан некоторым параметрическим случайным процессом и что параметры этого процесса могут быть достаточно точно оценены некоторым, вполне определенным способом. Настроенную СММ можно рассматривать как источник некоторого случайного сигнала со вполне определенными характеристиками. Для настроенной СММ есть возможность подсчитать вероятность генерации тестового сигнала данной моделью. В приложении к задаче распознавания, представив вектор признаков объекта в виде сигнала (набора последовательных наблюдений), можно смоделировать класс объектов с помощью СММ. Вероятность принадлежности тестового объекта классу, заданному СММ оценивается как вероятностью генерации сигнала, </text:span><text:soft-page-break/><text:span text:style-name="T20">соответствующего его вектору признаков. Настройка (обучение) СММ - состоит в модификации ее параметров для того, чтобы добиться максимальной вероятности генерации сигналов, соответствующих векторам тренировочного набора. </text:span></text:p>
      <text:p text:style-name="P26"><text:span text:style-name="T20"><text:tab/>Для применения СММ к задаче обнаружения лиц, нужно определить способ, которым изображения лица преобразуется в сигнал (набор последовательных наблюдений). Изображение лица можно естественным образом разделить на несколько горизонтальных областей: лоб, глаза, рот и подбородок. Лицо может быть представлено в виде сигнала, в котором передаются эти области в определенном порядке (обычно сверху-вниз, слева-направо). Таким образом, изображение лица представляется в виде последовательности наблюдений векторов (каждый из векторов представляет собой горизонтальную полосу пикселей лица), которые во время тренировки и распознавания последовательно передаются случайному процессу, моделируемому СММ [</text:span><text:a xlink:type="simple" xlink:href="http://cgm.computergraphics.ru/content/view/40#HMM2" office:name="CITEHMM2"><text:span text:style-name="T21">28</text:span></text:a><text:span text:style-name="T20">]. </text:span></text:p>
      <text:h text:style-name="P31" text:outline-level="3"><text:span text:style-name="T30"><text:s/><text:tab/>2</text:span>.2.10  Active Appearance Models (AAM)</text:h>
      <text:p text:style-name="P27"><text:span text:style-name="T20"><text:tab/>С помощью Active Appearance Models (что можно перевести как "активные модели внешнего вида") [</text:span><text:a xlink:type="simple" xlink:href="http://cgm.computergraphics.ru/content/view/40#AAM" office:name="CITEAAM"><text:span text:style-name="T21">29</text:span></text:a><text:span text:style-name="T20">] можно моделировать изображения объектов, подверженных как жесткой (rigid) так и нежесткой (non-rigid) деформации. Жесткая деформация - любая деформация, которая может быть представлена в виде композиции переноса, поворота и масштабирования. AAM состоит из набора параметров, часть из которых контролируют форму объекта, остальные задают его текстуру. Параметры модели выбираются автоматически, исходя из наиболее характерных деформаций формы и изменений текстуры, присутствующих в тренировочном наборе изображений объекта. Активная модель внешнего вида лица задает изменения формы лица и его характерных черт (формы глаз, бровей, рта, носа, подбородка), а также возможные изменения текстуры лица. Для решения задачи обнаружения лица на изображении, делается попытка найти параметры (расположение, форма и текстура) AAM, которые задают изображение наиболее близкое к наблюдаемому. Степень </text:span><text:soft-page-break/><text:span text:style-name="T20">близости внешнего вида модели в оптимальной конфигурации к наблюдаемому изображению дает возможность оценить видим мы лицо или нет. </text:span></text:p>
      <text:h text:style-name="P31" text:outline-level="3"><text:span text:style-name="T30"><text:s/><text:tab/>2</text:span>.3  Достоинства и недостатки методов первой и второй категории</text:h>
      <text:p text:style-name="P22">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1"><text:tab/>Можно перечислить следующие проблемы, общие для методов второй категории:</text:p>
      <text:list xml:id="list970777929" text:style-name="L2">
        <text:list-item>
          <text:p text:style-name="P25">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text:soft-page-break/>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28"><text:span text:style-name="T20">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a xlink:type="simple" xlink:href="http://cgm.computergraphics.ru/content/view/40#ANN3" office:name="CITEANN3"><text:span text:style-name="T21">26</text:span></text:a><text:span text:style-name="T20">] применяется дополнительная предобработка изображения для компенсации влияния освещения.</text:span></text:p>
        </text:list-item>
        <text:list-item>
          <text:p text:style-name="P25">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1"><text:soft-page-break/><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1"><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21"><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неочевидно.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1"><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text:soft-page-break/>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1"><text:tab/>В качестве условий, влияющих на выбор метода решения задачи, можно перечислить следующие:</text:p>
      <text:list xml:id="list971088152" text:style-name="L3">
        <text:list-item>
          <text:p text:style-name="P30"><text:span text:style-name="T20">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span></text:p>
        </text:list-item>
        <text:list-item>
          <text:p text:style-name="P29">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29">Цветное или черно-белое изображение;</text:p>
        </text:list-item>
        <text:list-item>
          <text:p text:style-name="P29">Масштаб лиц, разрешение и качество изображения (зашумленность, степень сжатия);</text:p>
        </text:list-item>
        <text:list-item>
          <text:p text:style-name="P29">Предполагаемое количество лиц, присутствующих на изображении: известно, примерно известно, неизвестно;</text:p>
        </text:list-item>
        <text:list-item>
          <text:p text:style-name="P29">Условия освещения: фиксированные известные, приблизительно известные, любые;</text:p>
        </text:list-item>
        <text:list-item>
          <text:p text:style-name="P29">Фон: фиксированный, контрастный однотонный, слабоконтрастный зашумленный, неизвестный;</text:p>
        </text:list-item>
        <text:list-item>
          <text:p text:style-name="P29">Что важнее - не пропустить ни одного лица или минимизировать количество случаев ложного обнаружения?</text:p>
        </text:list-item>
      </text:list>
      <text:p text:style-name="P2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Helvetica" svg:font-family="Helvetica, Arial, sans-serif"/>
    <style:font-face style:name="OpenSymbol" svg:font-family="OpenSymbol"/>
    <style:font-face style:name="Times New Roman1" svg:font-family="'Times New Roman'"/>
    <style:font-face style:name="Verdana" svg:font-family="Verdana"/>
    <style:font-face style:name="symbol" svg:font-family="symbol"/>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2-26T00:13:31</dc:date>
    <meta:editing-duration>PT03H47M11S</meta:editing-duration>
    <meta:editing-cycles>5</meta:editing-cycles>
    <meta:generator>OpenOffice.org/3.2$Unix OpenOffice.org_project/320m19$Build-9505</meta:generator>
    <meta:document-statistic meta:table-count="0" meta:image-count="0" meta:object-count="0" meta:page-count="23" meta:paragraph-count="147" meta:word-count="4904" meta:character-count="39548"/>
  </office:meta>
</office:document-meta>
</file>